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2317" calcext:value-type="float">
            <text:p>8.6323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612877419355" calcext:value-type="float">
            <text:p>8.8961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30975483871" calcext:value-type="float">
            <text:p>9.2730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02864" calcext:value-type="float">
            <text:p>9.20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55165" calcext:value-type="float">
            <text:p>9.0855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52168" calcext:value-type="float">
            <text:p>9.07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39535483871" calcext:value-type="float">
            <text:p>8.9273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792180645161" calcext:value-type="float">
            <text:p>8.8379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139148387097" calcext:value-type="float">
            <text:p>9.1913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01824516129" calcext:value-type="float">
            <text:p>9.3501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27856" calcext:value-type="float">
            <text:p>9.28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560180645161" calcext:value-type="float">
            <text:p>9.3256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7192" calcext:value-type="float">
            <text:p>9.58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84258064516" calcext:value-type="float">
            <text:p>9.5928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418451612903" calcext:value-type="float">
            <text:p>9.5141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10736" calcext:value-type="float">
            <text:p>9.30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069176470588" calcext:value-type="float">
            <text:p>9.1206917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176589473684" calcext:value-type="float">
            <text:p>7.591765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161316129032" calcext:value-type="float">
            <text:p>7.9416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76464516129" calcext:value-type="float">
            <text:p>8.7357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4228" calcext:value-type="float">
            <text:p>9.44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06775" calcext:value-type="float">
            <text:p>9.3050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6872" calcext:value-type="float">
            <text:p>9.0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042580645161" calcext:value-type="float">
            <text:p>9.0604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06038709678" calcext:value-type="float">
            <text:p>9.36906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220051612903" calcext:value-type="float">
            <text:p>9.6422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490683870968" calcext:value-type="float">
            <text:p>9.9349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81744" calcext:value-type="float">
            <text:p>9.82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167974193548" calcext:value-type="float">
            <text:p>9.8016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66951724138" calcext:value-type="float">
            <text:p>9.91566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757316129032" calcext:value-type="float">
            <text:p>9.9075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532929032258" calcext:value-type="float">
            <text:p>9.7753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26808" calcext:value-type="float">
            <text:p>9.61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985025" calcext:value-type="float">
            <text:p>9.4698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54856" calcext:value-type="float">
            <text:p>9.2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341574193549" calcext:value-type="float">
            <text:p>9.213415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57703225806" calcext:value-type="float">
            <text:p>9.26257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543406451613" calcext:value-type="float">
            <text:p>9.3354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119458064516" calcext:value-type="float">
            <text:p>9.3611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1328" calcext:value-type="float">
            <text:p>9.16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22632258065" calcext:value-type="float">
            <text:p>9.0252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114813793103" calcext:value-type="float">
            <text:p>9.081148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320129032258" calcext:value-type="float">
            <text:p>9.5132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34632258064" calcext:value-type="float">
            <text:p>9.60434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21376" calcext:value-type="float">
            <text:p>9.43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886275" calcext:value-type="float">
            <text:p>9.1888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52168" calcext:value-type="float">
            <text:p>9.07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705987096774" calcext:value-type="float">
            <text:p>8.9470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898038709677" calcext:value-type="float">
            <text:p>8.7289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405883870968" calcext:value-type="float">
            <text:p>8.4840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427329032258" calcext:value-type="float">
            <text:p>8.1842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3852" calcext:value-type="float">
            <text:p>8.21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31535483871" calcext:value-type="float">
            <text:p>8.6683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4592" calcext:value-type="float">
            <text:p>8.90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351406451613" calcext:value-type="float">
            <text:p>9.2135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82167741936" calcext:value-type="float">
            <text:p>9.2658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172" calcext:value-type="float">
            <text:p>9.25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57025" calcext:value-type="float">
            <text:p>9.1345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532533333333" calcext:value-type="float">
            <text:p>8.99532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62864516129" calcext:value-type="float">
            <text:p>8.7906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579974193548" calcext:value-type="float">
            <text:p>8.4757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088412903226" calcext:value-type="float">
            <text:p>8.1308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371870967742" calcext:value-type="float">
            <text:p>7.7537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79224" calcext:value-type="float">
            <text:p>7.55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777316129032" calcext:value-type="float">
            <text:p>7.6977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135972413793" calcext:value-type="float">
            <text:p>8.04135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265316129032" calcext:value-type="float">
            <text:p>8.6426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722141935484" calcext:value-type="float">
            <text:p>9.2072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2232" calcext:value-type="float">
            <text:p>9.2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301375" calcext:value-type="float">
            <text:p>8.8730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916" calcext:value-type="float">
            <text:p>8.59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597367741936" calcext:value-type="float">
            <text:p>8.1959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42838709677" calcext:value-type="float">
            <text:p>7.7414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101832258065" calcext:value-type="float">
            <text:p>7.3610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438451612903" calcext:value-type="float">
            <text:p>7.3043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04056" calcext:value-type="float">
            <text:p>8.02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17470967742" calcext:value-type="float">
            <text:p>8.7351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551806896552" calcext:value-type="float">
            <text:p>9.04551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274477419355" calcext:value-type="float">
            <text:p>9.2527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75329032258" calcext:value-type="float">
            <text:p>9.3577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69488" calcext:value-type="float">
            <text:p>9.21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28295" calcext:value-type="float">
            <text:p>8.9228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719329032258" calcext:value-type="float">
            <text:p>8.6871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94005" calcext:value-type="float">
            <text:p>8.9194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015948387097" calcext:value-type="float">
            <text:p>9.2401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3448" calcext:value-type="float">
            <text:p>9.4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921083870968" calcext:value-type="float">
            <text:p>9.3192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923948387097" calcext:value-type="float">
            <text:p>9.4992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525961290323" calcext:value-type="float">
            <text:p>9.9552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0266" calcext:value-type="float">
            <text:p>10.510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94578064516" calcext:value-type="float">
            <text:p>10.4594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272625" calcext:value-type="float">
            <text:p>10.3827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77672" calcext:value-type="float">
            <text:p>10.22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11298064516" calcext:value-type="float">
            <text:p>10.1211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15416" calcext:value-type="float">
            <text:p>10.25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78325" calcext:value-type="float">
            <text:p>10.4577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25865806452" calcext:value-type="float">
            <text:p>10.5925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5132903226" calcext:value-type="float">
            <text:p>10.8665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95824" calcext:value-type="float">
            <text:p>10.6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4469677419" calcext:value-type="float">
            <text:p>10.7414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20946206897" calcext:value-type="float">
            <text:p>10.95209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7776" calcext:value-type="float">
            <text:p>10.9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35638709677" calcext:value-type="float">
            <text:p>10.693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312975" calcext:value-type="float">
            <text:p>10.5631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9465806452" calcext:value-type="float">
            <text:p>10.4249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29005" calcext:value-type="float">
            <text:p>10.2529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307975" calcext:value-type="float">
            <text:p>10.1630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27089032258" calcext:value-type="float">
            <text:p>10.0227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69075" calcext:value-type="float">
            <text:p>9.7176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13215483871" calcext:value-type="float">
            <text:p>9.541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169517241379" calcext:value-type="float">
            <text:p>9.62169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77785" calcext:value-type="float">
            <text:p>9.6577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814575" calcext:value-type="float">
            <text:p>9.5481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36232258065" calcext:value-type="float">
            <text:p>9.3513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113875" calcext:value-type="float">
            <text:p>9.1111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79458064516" calcext:value-type="float">
            <text:p>8.8277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439875" calcext:value-type="float">
            <text:p>8.5243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959875" calcext:value-type="float">
            <text:p>8.2195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492722580645" calcext:value-type="float">
            <text:p>7.9349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219075" calcext:value-type="float">
            <text:p>7.6221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49935483871" calcext:value-type="float">
            <text:p>7.4734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2765" calcext:value-type="float">
            <text:p>7.5462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642096551724" calcext:value-type="float">
            <text:p>7.96642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166525" calcext:value-type="float">
            <text:p>8.7516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52232258065" calcext:value-type="float">
            <text:p>9.4885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793275" calcext:value-type="float">
            <text:p>9.3679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93729032258" calcext:value-type="float">
            <text:p>9.3059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3405" calcext:value-type="float">
            <text:p>9.2013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493125" calcext:value-type="float">
            <text:p>8.9749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382709677419" calcext:value-type="float">
            <text:p>8.7438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41355" calcext:value-type="float">
            <text:p>8.7041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777677419355" calcext:value-type="float">
            <text:p>9.1277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417213793103" calcext:value-type="float">
            <text:p>9.654172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91625" calcext:value-type="float">
            <text:p>9.6169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833527272727" calcext:value-type="float">
            <text:p>9.74833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033780645161" calcext:value-type="float">
            <text:p>9.8803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21875" calcext:value-type="float">
            <text:p>9.882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197925" calcext:value-type="float">
            <text:p>10.5019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32232258065" calcext:value-type="float">
            <text:p>10.303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383425" calcext:value-type="float">
            <text:p>10.1038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83696551724" calcext:value-type="float">
            <text:p>10.0783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90865454546" calcext:value-type="float">
            <text:p>10.379086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16496" calcext:value-type="float">
            <text:p>10.86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822675" calcext:value-type="float">
            <text:p>10.9582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36098064516" calcext:value-type="float">
            <text:p>10.9136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15220645161" calcext:value-type="float">
            <text:p>10.8015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61825" calcext:value-type="float">
            <text:p>10.6616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7271483871" calcext:value-type="float">
            <text:p>10.5172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39125" calcext:value-type="float">
            <text:p>10.3693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803775" calcext:value-type="float">
            <text:p>10.2080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9591483871" calcext:value-type="float">
            <text:p>10.0295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236925" calcext:value-type="float">
            <text:p>9.8123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03615483871" calcext:value-type="float">
            <text:p>9.4803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19245" calcext:value-type="float">
            <text:p>9.3019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1315862069" calcext:value-type="float">
            <text:p>9.36913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45325" calcext:value-type="float">
            <text:p>9.594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36464516129" calcext:value-type="float">
            <text:p>9.633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37367741936" calcext:value-type="float">
            <text:p>9.4913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5356" calcext:value-type="float">
            <text:p>9.32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1036" calcext:value-type="float">
            <text:p>9.05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957725" calcext:value-type="float">
            <text:p>8.8095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13595" calcext:value-type="float">
            <text:p>8.5913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953625806452" calcext:value-type="float">
            <text:p>8.3095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71125" calcext:value-type="float">
            <text:p>7.9767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190270967742" calcext:value-type="float">
            <text:p>7.7019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769775" calcext:value-type="float">
            <text:p>7.4876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04137931035" calcext:value-type="float">
            <text:p>7.66204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72232" calcext:value-type="float">
            <text:p>7.90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8803" calcext:value-type="float">
            <text:p>7.9488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35104516129" calcext:value-type="float">
            <text:p>7.783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491675" calcext:value-type="float">
            <text:p>7.3349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082989473684" calcext:value-type="float">
            <text:p>6.960829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7465" calcext:value-type="float">
            <text:p>6.387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856371428572" calcext:value-type="float">
            <text:p>6.57856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214709677419" calcext:value-type="float">
            <text:p>6.7321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58475" calcext:value-type="float">
            <text:p>6.5835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36032" calcext:value-type="float">
            <text:p>6.8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88795" calcext:value-type="float">
            <text:p>7.7988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029572413793" calcext:value-type="float">
            <text:p>7.91029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16875" calcext:value-type="float">
            <text:p>7.8271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94285714286" calcext:value-type="float">
            <text:p>7.8159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481187096774" calcext:value-type="float">
            <text:p>7.7248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621" calcext:value-type="float">
            <text:p>7.77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9988" calcext:value-type="float">
            <text:p>8.53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95045" calcext:value-type="float">
            <text:p>8.9895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22125" calcext:value-type="float">
            <text:p>9.0092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09984516129" calcext:value-type="float">
            <text:p>9.0209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5484" calcext:value-type="float">
            <text:p>8.8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28579310345" calcext:value-type="float">
            <text:p>8.54028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933425" calcext:value-type="float">
            <text:p>8.3893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0788" calcext:value-type="float">
            <text:p>8.5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581" calcext:value-type="float">
            <text:p>8.839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2431" calcext:value-type="float">
            <text:p>8.782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88567741936" calcext:value-type="float">
            <text:p>8.6348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05975" calcext:value-type="float">
            <text:p>8.590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138090322581" calcext:value-type="float">
            <text:p>8.5413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022525" calcext:value-type="float">
            <text:p>8.6602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8964" calcext:value-type="float">
            <text:p>8.72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2599" calcext:value-type="float">
            <text:p>8.6025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86425806452" calcext:value-type="float">
            <text:p>8.6478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355" calcext:value-type="float">
            <text:p>9.317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602924137931" calcext:value-type="float">
            <text:p>9.95602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499" calcext:value-type="float">
            <text:p>10.0884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9964" calcext:value-type="float">
            <text:p>10.37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03138064516" calcext:value-type="float">
            <text:p>10.4503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14016" calcext:value-type="float">
            <text:p>10.40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74278709677" calcext:value-type="float">
            <text:p>10.3674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1582" calcext:value-type="float">
            <text:p>10.371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557125" calcext:value-type="float">
            <text:p>10.2855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98110967742" calcext:value-type="float">
            <text:p>10.1398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628825" calcext:value-type="float">
            <text:p>9.9262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75561290323" calcext:value-type="float">
            <text:p>9.7327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667675" calcext:value-type="float">
            <text:p>9.9866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6993103448" calcext:value-type="float">
            <text:p>10.3116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033625" calcext:value-type="float">
            <text:p>10.3103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2255" calcext:value-type="float">
            <text:p>10.1862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57974193548" calcext:value-type="float">
            <text:p>10.005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579825" calcext:value-type="float">
            <text:p>9.8157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57470967742" calcext:value-type="float">
            <text:p>9.6495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690625" calcext:value-type="float">
            <text:p>9.5369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63335" calcext:value-type="float">
            <text:p>9.5263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23215483871" calcext:value-type="float">
            <text:p>9.922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371525" calcext:value-type="float">
            <text:p>9.9137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218296774194" calcext:value-type="float">
            <text:p>9.7721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95555" calcext:value-type="float">
            <text:p>10.159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57246896552" calcext:value-type="float">
            <text:p>10.22572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717925" calcext:value-type="float">
            <text:p>10.1971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75380645161" calcext:value-type="float">
            <text:p>10.167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307" calcext:value-type="float">
            <text:p>10.0763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340072727273" calcext:value-type="float">
            <text:p>9.98340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756025" calcext:value-type="float">
            <text:p>10.1975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893" calcext:value-type="float">
            <text:p>10.1928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09447741936" calcext:value-type="float">
            <text:p>10.0909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351475" calcext:value-type="float">
            <text:p>9.8335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566477419355" calcext:value-type="float">
            <text:p>9.7556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06535" calcext:value-type="float">
            <text:p>9.8006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98432" calcext:value-type="float">
            <text:p>9.81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560025" calcext:value-type="float">
            <text:p>9.7556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091675" calcext:value-type="float">
            <text:p>9.6209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151251612903" calcext:value-type="float">
            <text:p>9.4715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354875" calcext:value-type="float">
            <text:p>9.3435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30064516129" calcext:value-type="float">
            <text:p>9.2143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3698" calcext:value-type="float">
            <text:p>9.013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088309677419" calcext:value-type="float">
            <text:p>8.8108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259025" calcext:value-type="float">
            <text:p>8.5325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717083870968" calcext:value-type="float">
            <text:p>8.2371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65195" calcext:value-type="float">
            <text:p>7.9665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348027586207" calcext:value-type="float">
            <text:p>7.82348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4018" calcext:value-type="float">
            <text:p>7.76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605" calcext:value-type="float">
            <text:p>7.507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044025806452" calcext:value-type="float">
            <text:p>7.1604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975325" calcext:value-type="float">
            <text:p>7.1697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00774193548" calcext:value-type="float">
            <text:p>7.8540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813125" calcext:value-type="float">
            <text:p>7.9081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64055" calcext:value-type="float">
            <text:p>7.8164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375974193549" calcext:value-type="float">
            <text:p>7.393759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21785" calcext:value-type="float">
            <text:p>6.7621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54632258065" calcext:value-type="float">
            <text:p>6.2515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11310344828" calcext:value-type="float">
            <text:p>7.30311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1831" calcext:value-type="float">
            <text:p>7.791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0075" calcext:value-type="float">
            <text:p>8.1594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78529032258" calcext:value-type="float">
            <text:p>8.4707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8596" calcext:value-type="float">
            <text:p>8.5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515225806452" calcext:value-type="float">
            <text:p>8.2851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19125" calcext:value-type="float">
            <text:p>8.0071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49855" calcext:value-type="float">
            <text:p>7.8849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88255483871" calcext:value-type="float">
            <text:p>7.8588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91765" calcext:value-type="float">
            <text:p>7.889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218012903226" calcext:value-type="float">
            <text:p>7.8321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30925" calcext:value-type="float">
            <text:p>7.8083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982648275862" calcext:value-type="float">
            <text:p>8.14982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5617" calcext:value-type="float">
            <text:p>8.3656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81035" calcext:value-type="float">
            <text:p>8.448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434812903226" calcext:value-type="float">
            <text:p>8.4143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298" calcext:value-type="float">
            <text:p>8.6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184309677419" calcext:value-type="float">
            <text:p>8.8718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48725" calcext:value-type="float">
            <text:p>8.8514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6434" calcext:value-type="float">
            <text:p>8.806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215587096774" calcext:value-type="float">
            <text:p>8.5721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893" calcext:value-type="float">
            <text:p>8.2878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928180645161" calcext:value-type="float">
            <text:p>8.2892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299875" calcext:value-type="float">
            <text:p>8.7529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18848" calcext:value-type="float">
            <text:p>8.8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787025" calcext:value-type="float">
            <text:p>8.8678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3386" calcext:value-type="float">
            <text:p>8.803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992903225807" calcext:value-type="float">
            <text:p>8.6499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582" calcext:value-type="float">
            <text:p>8.4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261909677419" calcext:value-type="float">
            <text:p>8.2226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2765" calcext:value-type="float">
            <text:p>7.9272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95325" calcext:value-type="float">
            <text:p>7.6269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123819354839" calcext:value-type="float">
            <text:p>7.3012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515625" calcext:value-type="float">
            <text:p>6.9651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794838709678" calcext:value-type="float">
            <text:p>6.56794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30835" calcext:value-type="float">
            <text:p>6.3830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20468965517" calcext:value-type="float">
            <text:p>6.44620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48575" calcext:value-type="float">
            <text:p>6.5534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80465" calcext:value-type="float">
            <text:p>6.4680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004258064516" calcext:value-type="float">
            <text:p>6.2400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8341" calcext:value-type="float">
            <text:p>6.538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087406451613" calcext:value-type="float">
            <text:p>7.1408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14775" calcext:value-type="float">
            <text:p>7.6591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94825" calcext:value-type="float">
            <text:p>7.9679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808464516129" calcext:value-type="float">
            <text:p>8.2480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425475" calcext:value-type="float">
            <text:p>8.1342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104025806452" calcext:value-type="float">
            <text:p>8.1510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039825" calcext:value-type="float">
            <text:p>8.5203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803834482759" calcext:value-type="float">
            <text:p>9.18803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61505" calcext:value-type="float">
            <text:p>9.5861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72575" calcext:value-type="float">
            <text:p>9.6167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455458064516" calcext:value-type="float">
            <text:p>9.5745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0324" calcext:value-type="float">
            <text:p>9.4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291251612903" calcext:value-type="float">
            <text:p>9.2429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08075" calcext:value-type="float">
            <text:p>9.0280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785275" calcext:value-type="float">
            <text:p>8.7278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357883870968" calcext:value-type="float">
            <text:p>8.4535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95325" calcext:value-type="float">
            <text:p>8.0079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548283870968" calcext:value-type="float">
            <text:p>7.6854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885" calcext:value-type="float">
            <text:p>7.842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074317241379" calcext:value-type="float">
            <text:p>8.10074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009514285714" calcext:value-type="float">
            <text:p>8.49009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221925" calcext:value-type="float">
            <text:p>8.6122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833858064516" calcext:value-type="float">
            <text:p>8.6083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515825" calcext:value-type="float">
            <text:p>8.5051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094735483871" calcext:value-type="float">
            <text:p>8.3909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67125" calcext:value-type="float">
            <text:p>8.4186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601393548387" calcext:value-type="float">
            <text:p>8.3460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7289" calcext:value-type="float">
            <text:p>8.027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433187096774" calcext:value-type="float">
            <text:p>7.6943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3272" calcext:value-type="float">
            <text:p>8.10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65309090909" calcext:value-type="float">
            <text:p>8.342653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09571428571" calcext:value-type="float">
            <text:p>8.16809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1808" calcext:value-type="float">
            <text:p>6.5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014580645161" calcext:value-type="float">
            <text:p>6.8201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127127272727" calcext:value-type="float">
            <text:p>7.33127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47303225807" calcext:value-type="float">
            <text:p>7.28747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935725" calcext:value-type="float">
            <text:p>7.0493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388180645161" calcext:value-type="float">
            <text:p>6.9938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877" calcext:value-type="float">
            <text:p>7.397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5804137931" calcext:value-type="float">
            <text:p>8.51958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627075" calcext:value-type="float">
            <text:p>9.7862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61015" calcext:value-type="float">
            <text:p>9.9561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187638709678" calcext:value-type="float">
            <text:p>9.80187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9676" calcext:value-type="float">
            <text:p>9.59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223561290323" calcext:value-type="float">
            <text:p>9.3822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190575" calcext:value-type="float">
            <text:p>9.1519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79805" calcext:value-type="float">
            <text:p>8.9879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520929032258" calcext:value-type="float">
            <text:p>8.8152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59065" calcext:value-type="float">
            <text:p>8.3959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124851612903" calcext:value-type="float">
            <text:p>8.1212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35275" calcext:value-type="float">
            <text:p>8.1563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52220689655" calcext:value-type="float">
            <text:p>8.59252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3782" calcext:value-type="float">
            <text:p>8.923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7622" calcext:value-type="float">
            <text:p>9.167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67793548387" calcext:value-type="float">
            <text:p>9.0866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2342" calcext:value-type="float">
            <text:p>8.832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979612903226" calcext:value-type="float">
            <text:p>8.5697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95925" calcext:value-type="float">
            <text:p>8.4369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7985" calcext:value-type="float">
            <text:p>8.6747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033909677419" calcext:value-type="float">
            <text:p>9.0303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2815" calcext:value-type="float">
            <text:p>9.1102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86222222222" calcext:value-type="float">
            <text:p>8.95886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92425" calcext:value-type="float">
            <text:p>8.9189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188717241379" calcext:value-type="float">
            <text:p>8.87188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5756" calcext:value-type="float">
            <text:p>8.7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73875" calcext:value-type="float">
            <text:p>8.5777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33135483871" calcext:value-type="float">
            <text:p>8.4153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131325" calcext:value-type="float">
            <text:p>8.2213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17455483871" calcext:value-type="float">
            <text:p>8.3617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8017" calcext:value-type="float">
            <text:p>8.518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0753" calcext:value-type="float">
            <text:p>8.3107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143380645161" calcext:value-type="float">
            <text:p>7.9814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294775" calcext:value-type="float">
            <text:p>7.5829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24375" calcext:value-type="float">
            <text:p>7.6652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1296" calcext:value-type="float">
            <text:p>8.47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536125" calcext:value-type="float">
            <text:p>8.6053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181825" calcext:value-type="float">
            <text:p>8.4518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89695483871" calcext:value-type="float">
            <text:p>8.2489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749" calcext:value-type="float">
            <text:p>7.8977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080412903226" calcext:value-type="float">
            <text:p>7.4908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0845" calcext:value-type="float">
            <text:p>7.1530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142525" calcext:value-type="float">
            <text:p>6.8314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752051612903" calcext:value-type="float">
            <text:p>6.4875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9312" calcext:value-type="float">
            <text:p>6.1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82933333333" calcext:value-type="float">
            <text:p>5.40782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1295" calcext:value-type="float">
            <text:p>5.9891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198537931035" calcext:value-type="float">
            <text:p>6.451985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9525" calcext:value-type="float">
            <text:p>7.1628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33825" calcext:value-type="float">
            <text:p>8.0403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121341935484" calcext:value-type="float">
            <text:p>8.3812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30475" calcext:value-type="float">
            <text:p>8.1533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09325" calcext:value-type="float">
            <text:p>7.9850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74193548387" calcext:value-type="float">
            <text:p>8.0747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86075" calcext:value-type="float">
            <text:p>7.908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858890322581" calcext:value-type="float">
            <text:p>7.5385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36225" calcext:value-type="float">
            <text:p>7.0893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655458064516" calcext:value-type="float">
            <text:p>6.5265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36875" calcext:value-type="float">
            <text:p>6.3793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059613793103" calcext:value-type="float">
            <text:p>6.95059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88725" calcext:value-type="float">
            <text:p>7.4798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1376" calcext:value-type="float">
            <text:p>8.54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8121" calcext:value-type="float">
            <text:p>8.588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1152" calcext:value-type="float">
            <text:p>8.56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0447" calcext:value-type="float">
            <text:p>8.910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031587096774" calcext:value-type="float">
            <text:p>9.0903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70967741936" calcext:value-type="float">
            <text:p>9.1317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2045" calcext:value-type="float">
            <text:p>8.8752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966" calcext:value-type="float">
            <text:p>8.7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610092307692" calcext:value-type="float">
            <text:p>8.486100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03303225806" calcext:value-type="float">
            <text:p>8.33903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2346" calcext:value-type="float">
            <text:p>8.10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29664" calcext:value-type="float">
            <text:p>7.78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541" calcext:value-type="float">
            <text:p>7.376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8016" calcext:value-type="float">
            <text:p>6.8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79625" calcext:value-type="float">
            <text:p>6.557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067657142857" calcext:value-type="float">
            <text:p>6.61067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2036" calcext:value-type="float">
            <text:p>9.43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1724" calcext:value-type="float">
            <text:p>9.22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2804" calcext:value-type="float">
            <text:p>8.97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604" calcext:value-type="float">
            <text:p>8.76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2876" calcext:value-type="float">
            <text:p>8.5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148" calcext:value-type="float">
            <text:p>8.29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1464" calcext:value-type="float">
            <text:p>8.4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3664" calcext:value-type="float">
            <text:p>8.9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9324" calcext:value-type="float">
            <text:p>9.0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092" calcext:value-type="float">
            <text:p>8.99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5576" calcext:value-type="float">
            <text:p>8.5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7324" calcext:value-type="float">
            <text:p>8.3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1152" calcext:value-type="float">
            <text:p>8.2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4716" calcext:value-type="float">
            <text:p>8.0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6672" calcext:value-type="float">
            <text:p>7.9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778" calcext:value-type="float">
            <text:p>7.74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034" calcext:value-type="float">
            <text:p>7.80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1404" calcext:value-type="float">
            <text:p>7.93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1528" calcext:value-type="float">
            <text:p>8.1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174" calcext:value-type="float">
            <text:p>8.25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36208" calcext:value-type="float">
            <text:p>8.24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974" calcext:value-type="float">
            <text:p>8.07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4856" calcext:value-type="float">
            <text:p>7.8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21536" calcext:value-type="float">
            <text:p>7.7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746" calcext:value-type="float">
            <text:p>7.61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676" calcext:value-type="float">
            <text:p>7.44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4672" calcext:value-type="float">
            <text:p>7.1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7270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464" meta:object-count="0"/>
    <meta:user-defined meta:name="AppVersion">3.0</meta:user-defined>
  </office:meta>
</office:document-meta>
</file>